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8.467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71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  <style:style style:name="ce4" style:family="table-cell" style:parent-style-name="Default" style:data-style-name="N0">
      <style:table-cell-properties fo:background-color="#f8f8f8" style:text-align-source="fix" style:repeat-content="false" fo:wrap-option="wrap" fo:border="0.071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default-cell-style-name="ce1"/>
        <table:table-row table:style-name="ro1">
          <table:table-cell office:value-type="string">
            <text:p>Task_ID</text:p>
          </table:table-cell>
          <table:table-cell office:value-type="string">
            <text:p>Name</text:p>
          </table:table-cell>
          <table:table-cell office:value-type="string">
            <text:p>expected Time</text:p>
          </table:table-cell>
          <table:table-cell office:value-type="string">
            <text:p>actual Time</text:p>
          </table:table-cell>
          <table:table-cell office:value-type="string">
            <text:p>Prime responsibility</text:p>
          </table:table-cell>
          <table:table-cell table:number-columns-repeated="1019"/>
        </table:table-row>
        <table:table-row table:style-name="ro1">
          <table:table-cell office:value-type="string">
            <text:p>SE_02_PPLAN_00</text:p>
          </table:table-cell>
          <table:table-cell office:value-type="string">
            <text:p>Project Plan</text:p>
          </table:table-cell>
          <table:table-cell office:value-type="string">
            <text:p>1 week</text:p>
          </table:table-cell>
          <table:table-cell office:value-type="string">
            <text:p>1 week 2 days</text:p>
          </table:table-cell>
          <table:table-cell office:value-type="string">
            <text:p>acb12</text:p>
          </table:table-cell>
          <table:table-cell table:number-columns-repeated="2"/>
          <table:table-cell office:value-type="string">
            <text:p>Deliverable_ID</text:p>
          </table:table-cell>
          <table:table-cell office:value-type="string">
            <text:p>Deliverables</text:p>
          </table:table-cell>
          <table:table-cell office:value-type="string">
            <text:p>Date</text:p>
          </table:table-cell>
          <table:table-cell/>
          <table:table-cell office:value-type="string">
            <text:p>QA SE.QA.08 SE.QA.01 SE.qa.03 SE.QA.06 SE.QA.07</text:p>
          </table:table-cell>
          <table:table-cell table:number-columns-repeated="1012"/>
        </table:table-row>
        <table:table-row table:style-name="ro1">
          <table:table-cell office:value-type="string">
            <text:p>SE_02_PPLAN_01</text:p>
          </table:table-cell>
          <table:table-cell office:value-type="string">
            <text:p>Introduc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cm14</text:p>
          </table:table-cell>
          <table:table-cell table:number-columns-repeated="3"/>
          <table:table-cell office:value-type="string">
            <text:p>Final Report</text:p>
          </table:table-cell>
          <table:table-cell table:number-columns-repeated="2"/>
          <table:table-cell office:value-type="string">
            <text:p>DPM SE.QA.02 SE.QA.02</text:p>
          </table:table-cell>
          <table:table-cell table:number-columns-repeated="1012"/>
        </table:table-row>
        <table:table-row table:style-name="ro1">
          <table:table-cell office:value-type="string">
            <text:p>SE_02_PPLAN_02</text:p>
          </table:table-cell>
          <table:table-cell office:value-type="string">
            <text:p>Overview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sh4</text:p>
          </table:table-cell>
          <table:table-cell table:number-columns-repeated="3"/>
          <table:table-cell office:value-type="string">
            <text:p>Design Specification</text:p>
          </table:table-cell>
          <table:table-cell table:style-name="ce2" office:value-type="date" office:date-value="2014-12-01">
            <text:p>01-Dec</text:p>
          </table:table-cell>
          <table:table-cell/>
          <table:table-cell office:value-type="string">
            <text:p>06 test</text:p>
          </table:table-cell>
          <table:table-cell table:number-columns-repeated="1012"/>
        </table:table-row>
        <table:table-row table:style-name="ro1">
          <table:table-cell office:value-type="string">
            <text:p>SE_02_PPLAN_03</text:p>
          </table:table-cell>
          <table:table-cell office:value-type="string">
            <text:p>Use-cas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ia3 set12</text:p>
          </table:table-cell>
          <table:table-cell table:number-columns-repeated="3"/>
          <table:table-cell office:value-type="string">
            <text:p>Test Specification</text:p>
          </table:table-cell>
          <table:table-cell table:style-name="ce2" office:value-type="date" office:date-value="2014-11-10">
            <text:p>10-Nov</text:p>
          </table:table-cell>
          <table:table-cell/>
          <table:table-cell office:value-type="string">
            <text:p>05a des</text:p>
          </table:table-cell>
          <table:table-cell table:number-columns-repeated="1012"/>
        </table:table-row>
        <table:table-row table:style-name="ro1">
          <table:table-cell office:value-type="string">
            <text:p>SE_02_PPLAN_04</text:p>
          </table:table-cell>
          <table:table-cell office:value-type="string">
            <text:p>User interface desig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o14 daw54 mip34</text:p>
          </table:table-cell>
          <table:table-cell table:number-columns-repeated="3"/>
          <table:table-cell office:value-type="string">
            <text:p>Test Report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>
            <text:p>SE_02_PPLAN_05</text:p>
          </table:table-cell>
          <table:table-cell office:value-type="string">
            <text:p>Gantt char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3"/>
          <table:table-cell office:value-type="string">
            <text:p>Maintenance Manual</text:p>
          </table:table-cell>
          <table:table-cell table:number-columns-repeated="1015"/>
        </table:table-row>
        <table:table-row table:style-name="ro1">
          <table:table-cell office:value-type="string">
            <text:p>SE_02_PPLAN_06</text:p>
          </table:table-cell>
          <table:table-cell office:value-type="string">
            <text:p>Risk analysi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id21 anw46</text:p>
          </table:table-cell>
          <table:table-cell table:number-columns-repeated="3"/>
          <table:table-cell office:value-type="string">
            <text:p>Project Plan</text:p>
          </table:table-cell>
          <table:table-cell table:style-name="ce2" office:value-type="date" office:date-value="2014-10-27">
            <text:p>27-Oct</text:p>
          </table:table-cell>
          <table:table-cell table:number-columns-repeated="1014"/>
        </table:table-row>
        <table:table-row table:style-name="ro1">
          <table:table-cell office:value-type="string">
            <text:p>SE_02_PPLAN_07</text:p>
          </table:table-cell>
          <table:table-cell office:value-type="string">
            <text:p>Production of docum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w46</text:p>
          </table:table-cell>
          <table:table-cell table:number-columns-repeated="3"/>
          <table:table-cell office:value-type="string">
            <text:p>Prototype1</text:p>
          </table:table-cell>
          <table:table-cell table:style-name="ce2" office:value-type="date" office:date-value="2014-12-08">
            <text:p>08-Dec</text:p>
          </table:table-cell>
          <table:table-cell table:number-columns-repeated="1014"/>
        </table:table-row>
        <table:table-row table:style-name="ro1">
          <table:table-cell office:value-type="string">
            <text:p>SE_02_PPLAN_08</text:p>
          </table:table-cell>
          <table:table-cell office:value-type="string">
            <text:p>Review</text:p>
          </table:table-cell>
          <table:table-cell office:value-type="string">
            <text:p>1 group</text:p>
          </table:table-cell>
          <table:table-cell office:value-type="float" office:value="1">
            <text:p>1</text:p>
          </table:table-cell>
          <table:table-cell office:value-type="string">
            <text:p>everyone</text:p>
          </table:table-cell>
          <table:table-cell table:number-columns-repeated="1019"/>
        </table:table-row>
        <table:table-row table:style-name="ro1">
          <table:table-cell office:value-type="string">
            <text:p>SE_02_PPLAN_09</text:p>
          </table:table-cell>
          <table:table-cell office:value-type="string">
            <text:p>Fix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PM_00</text:p>
          </table:table-cell>
          <table:table-cell office:value-type="string">
            <text:p>Project management</text:p>
          </table:table-cell>
          <table:table-cell table:number-columns-repeated="2"/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1</text:p>
          </table:table-cell>
          <table:table-cell office:value-type="string">
            <text:p>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2</text:p>
          </table:table-cell>
          <table:table-cell office:value-type="string">
            <text:p>Future 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3</text:p>
          </table:table-cell>
          <table:table-cell office:value-type="string">
            <text:p>Team Plan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SPIKE_00</text:p>
          </table:table-cell>
          <table:table-cell office:value-type="string">
            <text:p>Spike Work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9"/>
          <table:table-cell table:style-name="ce3" office:value-type="string">
            <text:p>William Aldridge</text:p>
          </table:table-cell>
          <table:table-cell table:style-name="ce3" office:value-type="string">
            <text:p>wia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 office:value-type="string">
            <text:p>Max Atkins</text:p>
          </table:table-cell>
          <table:table-cell table:style-name="ce4" office:value-type="string">
            <text:p>mta2</text:p>
          </table:table-cell>
          <table:table-cell table:number-columns-repeated="1013"/>
        </table:table-row>
        <table:table-row table:style-name="ro2">
          <table:table-cell office:value-type="string">
            <text:p>SE_02_TS_00</text:p>
          </table:table-cell>
          <table:table-cell office:value-type="string">
            <text:p>Test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anw46</text:p>
          </table:table-cell>
          <table:table-cell table:number-columns-repeated="4"/>
          <table:table-cell table:style-name="ce3" office:value-type="string">
            <text:p>Alexander Barnes</text:p>
          </table:table-cell>
          <table:table-cell table:style-name="ce3" office:value-type="string">
            <text:p>acb12</text:p>
          </table:table-cell>
          <table:table-cell table:number-columns-repeated="1013"/>
        </table:table-row>
        <table:table-row table:style-name="ro2">
          <table:table-cell office:value-type="string">
            <text:p>SE_02_TS_01</text:p>
          </table:table-cell>
          <table:table-cell office:value-type="string">
            <text:p>Introduction</text:p>
          </table:table-cell>
          <table:table-cell table:number-columns-repeated="7"/>
          <table:table-cell table:style-name="ce4" office:value-type="string">
            <text:p>Nicholas Dart</text:p>
          </table:table-cell>
          <table:table-cell table:style-name="ce4" office:value-type="string">
            <text:p>nid21</text:p>
          </table:table-cell>
          <table:table-cell table:number-columns-repeated="1013"/>
        </table:table-row>
        <table:table-row table:style-name="ro2">
          <table:table-cell office:value-type="string">
            <text:p>SE_02_TS_02</text:p>
          </table:table-cell>
          <table:table-cell office:value-type="string">
            <text:p>Test specification table</text:p>
          </table:table-cell>
          <table:table-cell table:number-columns-repeated="7"/>
          <table:table-cell table:style-name="ce3" office:value-type="string">
            <text:p>Max Harizanov</text:p>
          </table:table-cell>
          <table:table-cell table:style-name="ce3" office:value-type="string">
            <text:p>msh4</text:p>
          </table:table-cell>
          <table:table-cell table:number-columns-repeated="1013"/>
        </table:table-row>
        <table:table-row table:style-name="ro2">
          <table:table-cell office:value-type="string">
            <text:p>SE_02_TS_03</text:p>
          </table:table-cell>
          <table:table-cell office:value-type="string">
            <text:p>Combining and Latex stuff</text:p>
          </table:table-cell>
          <table:table-cell table:number-columns-repeated="7"/>
          <table:table-cell table:style-name="ce4" office:value-type="string">
            <text:p>Charles Moss</text:p>
          </table:table-cell>
          <table:table-cell table:style-name="ce4" office:value-type="string">
            <text:p>jcm14</text:p>
          </table:table-cell>
          <table:table-cell table:number-columns-repeated="1013"/>
        </table:table-row>
        <table:table-row table:style-name="ro2">
          <table:table-cell office:value-type="string">
            <text:p>SE_02_TS_04</text:p>
          </table:table-cell>
          <table:table-cell office:value-type="string">
            <text:p>Review</text:p>
          </table:table-cell>
          <table:table-cell table:number-columns-repeated="7"/>
          <table:table-cell table:style-name="ce3" office:value-type="string">
            <text:p>James O'Hare</text:p>
          </table:table-cell>
          <table:table-cell table:style-name="ce3" office:value-type="string">
            <text:p>jao14</text:p>
          </table:table-cell>
          <table:table-cell table:number-columns-repeated="1013"/>
        </table:table-row>
        <table:table-row table:style-name="ro2">
          <table:table-cell office:value-type="string">
            <text:p>SE_02_TS_05</text:p>
          </table:table-cell>
          <table:table-cell office:value-type="string">
            <text:p>Fix</text:p>
          </table:table-cell>
          <table:table-cell table:number-columns-repeated="7"/>
          <table:table-cell table:style-name="ce4" office:value-type="string">
            <text:p>Michael Pocock</text:p>
          </table:table-cell>
          <table:table-cell table:style-name="ce4" office:value-type="string">
            <text:p>mip3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string">
            <text:p>Sabastian Tuff</text:p>
          </table:table-cell>
          <table:table-cell table:style-name="ce3" office:value-type="string">
            <text:p>set12</text:p>
          </table:table-cell>
          <table:table-cell table:number-columns-repeated="1013"/>
        </table:table-row>
        <table:table-row table:style-name="ro2">
          <table:table-cell office:value-type="string">
            <text:p>SE_02_DS_00</text:p>
          </table:table-cell>
          <table:table-cell office:value-type="string">
            <text:p>Design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mta2</text:p>
          </table:table-cell>
          <table:table-cell table:number-columns-repeated="4"/>
          <table:table-cell table:style-name="ce4" office:value-type="string">
            <text:p>Daniel Wilcock</text:p>
          </table:table-cell>
          <table:table-cell table:style-name="ce4" office:value-type="string">
            <text:p>daw54</text:p>
          </table:table-cell>
          <table:table-cell table:number-columns-repeated="1013"/>
        </table:table-row>
        <table:table-row table:style-name="ro2">
          <table:table-cell office:value-type="string">
            <text:p>SE_02_DS_01</text:p>
          </table:table-cell>
          <table:table-cell office:value-type="string">
            <text:p>Introduction</text:p>
          </table:table-cell>
          <table:table-cell table:number-columns-repeated="2"/>
          <table:table-cell office:value-type="string">
            <text:p>mip34</text:p>
          </table:table-cell>
          <table:table-cell table:number-columns-repeated="4"/>
          <table:table-cell table:style-name="ce3" office:value-type="string">
            <text:p>Andrew Wilmot</text:p>
          </table:table-cell>
          <table:table-cell table:style-name="ce3" office:value-type="string">
            <text:p>anw46</text:p>
          </table:table-cell>
          <table:table-cell table:number-columns-repeated="1013"/>
        </table:table-row>
        <table:table-row table:style-name="ro1">
          <table:table-cell office:value-type="string">
            <text:p>SE_02_DS_02</text:p>
          </table:table-cell>
          <table:table-cell office:value-type="string">
            <text:p>DECOMPOSITION DESCRIPTION</text:p>
          </table:table-cell>
          <table:table-cell table:style-name="Default" office:value-type="string">
            <text:p>3 hours</text:p>
          </table:table-cell>
          <table:table-cell office:value-type="string">
            <text:p>3 hours</text:p>
          </table:table-cell>
          <table:table-cell office:value-type="string">
            <text:p>mta2 msh4</text:p>
          </table:table-cell>
          <table:table-cell table:number-columns-repeated="1019"/>
        </table:table-row>
        <table:table-row table:style-name="ro1">
          <table:table-cell office:value-type="string">
            <text:p>SE_02_DS_03</text:p>
          </table:table-cell>
          <table:table-cell office:value-type="string">
            <text:p>DEPENDENCY DESCRIPTION</text:p>
          </table:table-cell>
          <table:table-cell table:style-name="Default" office:value-type="string">
            <text:p>3 hou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droid</text:p>
          </table:table-cell>
          <table:table-cell table:style-name="Default"/>
          <table:table-cell/>
          <table:table-cell office:value-type="string">
            <text:p>nid21 acb12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Web</text:p>
          </table:table-cell>
          <table:table-cell table:style-name="Default"/>
          <table:table-cell/>
          <table:table-cell office:value-type="string">
            <text:p>jao14 daw54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Server</text:p>
          </table:table-cell>
          <table:table-cell table:style-name="Default"/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4</text:p>
          </table:table-cell>
          <table:table-cell office:value-type="string">
            <text:p>INTERFACE 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rver</text:p>
          </table:table-cell>
          <table:table-cell office:value-type="string">
            <text:p>1-2 hours</text:p>
          </table:table-cell>
          <table:table-cell/>
          <table:table-cell office:value-type="string">
            <text:p>msh4 mta2</text:p>
          </table:table-cell>
          <table:table-cell table:number-columns-repeated="1019"/>
        </table:table-row>
        <table:table-row table:style-name="ro1">
          <table:table-cell office:value-type="string">
            <text:p>SE_02_DS_05</text:p>
          </table:table-cell>
          <table:table-cell office:value-type="string">
            <text:p>DETAILED DESIG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roid</text:p>
          </table:table-cell>
          <table:table-cell office:value-type="string">
            <text:p>1-2 h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b</text:p>
          </table:table-cell>
          <table:table-cell office:value-type="string">
            <text:p>1-2 h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rver</text:p>
          </table:table-cell>
          <table:table-cell office:value-type="string">
            <text:p>1-2 hours</text:p>
          </table:table-cell>
          <table:table-cell table:number-columns-repeated="1021"/>
        </table:table-row>
        <table:table-row table:style-name="ro1">
          <table:table-cell office:value-type="string">
            <text:p>SE_02_DS_06</text:p>
          </table:table-cell>
          <table:table-cell office:value-type="string">
            <text:p>Combining and Latex stuff</text:p>
          </table:table-cell>
          <table:table-cell office:value-type="string">
            <text:p>1 hour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7</text:p>
          </table:table-cell>
          <table:table-cell office:value-type="string">
            <text:p>Review</text:p>
          </table:table-cell>
          <table:table-cell table:number-columns-repeated="1022"/>
        </table:table-row>
        <table:table-row table:style-name="ro1">
          <table:table-cell office:value-type="string">
            <text:p>SE_02_DS_08</text:p>
          </table:table-cell>
          <table:table-cell office:value-type="string">
            <text:p>Fix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_02_P1_00</text:p>
          </table:table-cell>
          <table:table-cell office:value-type="string">
            <text:p>Prototype1</text:p>
          </table:table-cell>
          <table:table-cell table:number-columns-repeated="2"/>
          <table:table-cell office:value-type="string">
            <text:p>mta2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 number:style="long"/>
      <number:text>-</number:text>
      <number:month number:textual="true"/>
    </number:date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/11/2014</text:date>, <text:time>16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xander barnes</meta:initial-creator>
    <dc:creator>Max Atkins</dc:creator>
    <meta:creation-date>2014-11-04T11:10:39Z</meta:creation-date>
    <dc:date>2014-11-11T16:01:59.63</dc:date>
    <meta:editing-cycles>2</meta:editing-cycles>
    <meta:editing-duration>PT18M56S</meta:editing-duration>
    <meta:document-statistic meta:table-count="1" meta:cell-count="172" meta:object-count="0"/>
  </office:meta>
</office:document-meta>
</file>